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P7" style:family="paragraph">
      <style:paragraph-properties fo:margin-left="0.318cm" fo:margin-right="0cm" fo:text-indent="0cm"/>
    </style:style>
    <style:style style:name="P8" style:family="paragraph">
      <style:paragraph-properties fo:margin-left="0.318cm" fo:margin-right="0cm" fo:text-align="start" fo:text-indent="0cm"/>
    </style:style>
    <style:style style:name="P9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5pt" fo:text-shadow="none" fo:font-weight="bold" style:font-size-asian="35pt" style:font-weight-asian="bold" style:font-size-complex="35pt" style:font-weight-complex="bold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776cm">
          <draw:text-box>
            <text:p text:style-name="P1"><text:span text:style-name="T1">HYMN #949</text:span></text:p>
            <text:p text:style-name="P1"><text:span text:style-name="T2">“</text:span><text:span text:style-name="T2">Heavenly Hosts in Ceaseless Worship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638cm" svg:height="7.011cm" svg:x="1.524cm" svg:y="0.609cm">
          <draw:text-box>
            <text:p text:style-name="P1"><text:span text:style-name="T3">1. </text:span><text:span text:style-name="T4">Heav’nly hosts in ceaseless worship</text:span><text:span text:style-name="T4"><text:line-break/></text:span><text:span text:style-name="T4">“Holy, holy, holy” cry;</text:span><text:span text:style-name="T4"><text:line-break/></text:span><text:span text:style-name="T4">“He who is, who was and will be,</text:span><text:span text:style-name="T4"><text:line-break/></text:span><text:span text:style-name="T4">God Almighty, Lord Most High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6" draw:layer="layout" svg:width="24.638cm" svg:height="7.011cm" svg:x="1.524cm" svg:y="0.609cm">
          <draw:text-box>
            <text:p text:style-name="P1"><text:span text:style-name="T4">Praise and honor, pow’r and glory,</text:span><text:span text:style-name="T4"><text:line-break/></text:span><text:span text:style-name="T4">Be to Him who reigns alone!</text:span><text:span text:style-name="T4"><text:line-break/></text:span><text:span text:style-name="T4">We, with all His hands have fashioned,</text:span><text:span text:style-name="T4"><text:line-break/></text:span><text:span text:style-name="T4">Fall before the Father’s thr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4" draw:layer="layout" svg:width="25.146cm" svg:height="6.964cm" svg:x="1.524cm" svg:y="0.656cm">
          <draw:text-box>
            <text:p text:style-name="P1"><text:span text:style-name="T3">2. </text:span><text:span text:style-name="T4">All creation, all redemption,</text:span><text:span text:style-name="T4"><text:line-break/></text:span><text:span text:style-name="T4">Join to sing the Savior’s worth;</text:span><text:span text:style-name="T4"><text:line-break/></text:span><text:span text:style-name="T5">Lamb of God, whose blood has bought us,</text:span><text:span text:style-name="T4"><text:line-break/></text:span><text:span text:style-name="T4">Kings and priests, to reign on ea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5" draw:text-style-name="P9" draw:layer="layout" svg:width="25.146cm" svg:height="13.401cm" svg:x="1.524cm" svg:y="0.569cm">
          <draw:text-box>
            <text:p text:style-name="P1"><text:span text:style-name="T4">Wealth and wisdom, pow’r and glory,</text:span><text:span text:style-name="T4"><text:line-break/></text:span><text:span text:style-name="T4">Honor, might, dominion, praise,</text:span><text:span text:style-name="T4"><text:line-break/></text:span><text:span text:style-name="T4">Now be His from all His creatures</text:span><text:span text:style-name="T4"><text:line-break/></text:span><text:span text:style-name="T4">And to everlasting days!</text:span></text:p>
            <text:p text:style-name="P7"><text:span text:style-name="T4"/></text:p>
            <text:p text:style-name="P8"><text:span text:style-name="T6">© 1975 Hope Publishing Co. </text:span></text:p>
            <text:p text:style-name="P8"><text:span text:style-name="T6">Used by permission:</text:span></text:p>
            <text:p text:style-name="P8"><text:span text:style-name="T6">LSB Hymn License </text:span></text:p>
            <text:p text:style-name="P8"><text:span text:style-name="T6">.NET, no. 100011038.</text:span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10:49:25.219000000</meta:creation-date>
    <dc:title>Hymn template</dc:title>
    <meta:editing-duration>PT4H18M51S</meta:editing-duration>
    <meta:editing-cycles>7</meta:editing-cycles>
    <meta:generator>LibreOffice/6.1.3.2$Windows_X86_64 LibreOffice_project/86daf60bf00efa86ad547e59e09d6bb77c699acb</meta:generator>
    <meta:initial-creator>Arthur Hoch</meta:initial-creator>
    <dc:date>2019-01-20T13:26:48.661000000</dc:date>
    <meta:document-statistic meta:object-count="96"/>
    <meta:template xlink:type="simple" xlink:actuate="onRequest" xlink:title="Hymn template" xlink:href="../../AppData/Roaming/LibreOffice/4/user/template/Worship%20Templsates/Hymn%20template.otp" meta:date="2014-11-07T10:49:24.907000000"/>
  </office:meta>
</office:document-meta>
</file>